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Normal" style:list-style-name="LFO25" style:family="paragraph"/>
    <style:style style:name="P8" style:parent-style-name="Normal" style:list-style-name="LFO25" style:family="paragraph"/>
    <style:style style:name="P9" style:parent-style-name="Normal" style:list-style-name="LFO25" style:family="paragraph"/>
    <style:style style:name="P10" style:parent-style-name="Normal" style:list-style-name="LFO25" style:family="paragraph"/>
    <style:style style:name="P11" style:parent-style-name="Normal" style:list-style-name="LFO25" style:family="paragraph"/>
    <style:style style:name="P12" style:parent-style-name="Normal" style:list-style-name="LFO25" style:family="paragraph"/>
    <style:style style:name="P13" style:parent-style-name="Normal" style:list-style-name="LFO25" style:family="paragraph"/>
    <style:style style:name="P14" style:parent-style-name="Normal" style:list-style-name="LFO25" style:family="paragraph"/>
    <style:style style:name="P15" style:parent-style-name="Normal" style:list-style-name="LFO25" style:family="paragraph"/>
    <style:style style:name="P16" style:parent-style-name="Normal" style:list-style-name="LFO25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Normal" style:list-style-name="LFO26" style:family="paragraph"/>
    <style:style style:name="P22" style:parent-style-name="Normal" style:list-style-name="LFO26" style:family="paragraph"/>
    <style:style style:name="P23" style:parent-style-name="Normal" style:list-style-name="LFO26" style:family="paragraph"/>
    <style:style style:name="P24" style:parent-style-name="Normal" style:list-style-name="LFO26" style:family="paragraph"/>
    <style:style style:name="P25" style:parent-style-name="Normal" style:list-style-name="LFO26" style:family="paragraph"/>
    <style:style style:name="P26" style:parent-style-name="Normal" style:list-style-name="LFO26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list-style-name="LFO27" style:family="paragraph"/>
    <style:style style:name="P32" style:parent-style-name="Normal" style:list-style-name="LFO27" style:family="paragraph"/>
    <style:style style:name="P33" style:parent-style-name="Normal" style:list-style-name="LFO27" style:family="paragraph"/>
    <style:style style:name="P34" style:parent-style-name="Normal" style:list-style-name="LFO27" style:family="paragraph"/>
    <style:style style:name="P35" style:parent-style-name="Normal" style:list-style-name="LFO27" style:family="paragraph"/>
    <style:style style:name="P36" style:parent-style-name="Normal" style:list-style-name="LFO27" style:family="paragraph"/>
    <style:style style:name="P37" style:parent-style-name="Normal" style:list-style-name="LFO27" style:family="paragraph"/>
    <style:style style:name="P38" style:parent-style-name="Normal" style:list-style-name="LFO27" style:family="paragraph"/>
    <style:style style:name="P39" style:parent-style-name="Normal" style:list-style-name="LFO27" style:family="paragraph"/>
    <style:style style:name="P40" style:parent-style-name="Normal" style:list-style-name="LFO27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list-style-name="LFO28" style:family="paragraph"/>
    <style:style style:name="P46" style:parent-style-name="Normal" style:list-style-name="LFO28" style:family="paragraph"/>
    <style:style style:name="P47" style:parent-style-name="Normal" style:list-style-name="LFO28" style:family="paragraph"/>
    <style:style style:name="P48" style:parent-style-name="Normal" style:list-style-name="LFO28" style:family="paragraph"/>
    <style:style style:name="P49" style:parent-style-name="Normal" style:list-style-name="LFO28" style:family="paragraph"/>
    <style:style style:name="P50" style:parent-style-name="Normal" style:list-style-name="LFO28" style:family="paragraph"/>
    <style:style style:name="P51" style:parent-style-name="Normal" style:list-style-name="LFO28" style:family="paragraph"/>
    <style:style style:name="P52" style:parent-style-name="Normal" style:list-style-name="LFO28" style:family="paragraph"/>
    <style:style style:name="P53" style:parent-style-name="Normal" style:list-style-name="LFO28" style:family="paragraph"/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P57" style:parent-style-name="Normal" style:list-style-name="LFO29" style:family="paragraph"/>
    <style:style style:name="P58" style:parent-style-name="Normal" style:list-style-name="LFO29" style:family="paragraph"/>
    <style:style style:name="P59" style:parent-style-name="Normal" style:list-style-name="LFO29" style:family="paragraph"/>
    <style:style style:name="P60" style:parent-style-name="Normal" style:list-style-name="LFO29" style:family="paragraph"/>
    <style:style style:name="P61" style:parent-style-name="Normal" style:list-style-name="LFO29" style:family="paragraph"/>
    <style:style style:name="P62" style:parent-style-name="Normal" style:list-style-name="LFO29" style:family="paragraph"/>
    <style:style style:name="P63" style:parent-style-name="Normal" style:list-style-name="LFO29" style:family="paragraph"/>
    <style:style style:name="P64" style:parent-style-name="Normal" style:list-style-name="LFO29" style:family="paragraph"/>
    <style:style style:name="P65" style:parent-style-name="Normal" style:list-style-name="LFO29" style:family="paragraph"/>
    <style:style style:name="P66" style:parent-style-name="Normal" style:list-style-name="LFO29" style:family="paragraph"/>
    <style:style style:name="P67" style:parent-style-name="Normal" style:list-style-name="LFO29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GPT OOPS SYLLABUS<text:s/><text:line-break/><text:span text:style-name="T2">OOP in Python — Index by 4 Pillars</text:span></text:p>
      <text:p text:style-name="Normal"><text:span text:style-name="T3">1.<text:s/></text:span><text:span text:style-name="T4">🧱</text:span><text:span text:style-name="T5"><text:s/>Encapsulation</text:span></text:p>
      <text:p text:style-name="Normal"><text:span text:style-name="T6">Wrapping data and methods into a single unit (class).</text:span></text:p>
      <text:list text:style-name="LFO25" text:continue-numbering="true">
        <text:list-item>
          <text:p text:style-name="P7">Class &amp; Object — class, object</text:p>
        </text:list-item>
        <text:list-item>
          <text:p text:style-name="P8">Instance Variables &amp; Methods — self</text:p>
        </text:list-item>
        <text:list-item>
          <text:p text:style-name="P9">Class Variables &amp; Methods — @classmethod, cls</text:p>
        </text:list-item>
        <text:list-item>
          <text:p text:style-name="P10">Static Methods — @staticmethod</text:p>
        </text:list-item>
        <text:list-item>
          <text:p text:style-name="P11">Access Modifiers — _protected, __private</text:p>
        </text:list-item>
        <text:list-item>
          <text:p text:style-name="P12">Getters &amp; Setters — @property, @&lt;var&gt;.setter</text:p>
        </text:list-item>
        <text:list-item>
          <text:p text:style-name="P13">Name Mangling — _ClassName__var</text:p>
        </text:list-item>
        <text:list-item>
          <text:p text:style-name="P14">Constructor &amp; Destructor — __init__(), __del__()</text:p>
        </text:list-item>
        <text:list-item>
          <text:p text:style-name="P15">Encapsulation with Data Hiding</text:p>
        </text:list-item>
        <text:list-item>
          <text:p text:style-name="P16">Encapsulation with Properties</text:p>
        </text:list-item>
      </text:list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">2.<text:s/></text:span><text:span text:style-name="T18">🕵️</text:span><text:span text:style-name="T19"><text:s/>Abstraction</text:span></text:p>
      <text:p text:style-name="Normal"><text:span text:style-name="T20">Hiding unnecessary details and showing only the essential features.</text:span></text:p>
      <text:list text:style-name="LFO26" text:continue-numbering="true">
        <text:list-item>
          <text:p text:style-name="P21">Abstract Classes — abc module, ABC, @abstractmethod</text:p>
        </text:list-item>
        <text:list-item>
          <text:p text:style-name="P22">Abstract Base Classes (ABC)</text:p>
        </text:list-item>
        <text:list-item>
          <text:p text:style-name="P23">Interfaces in Python (via ABC)</text:p>
        </text:list-item>
        <text:list-item>
          <text:p text:style-name="P24">Method Overriding for abstraction</text:p>
        </text:list-item>
        <text:list-item>
          <text:p text:style-name="P25">Abstraction using Properties</text:p>
        </text:list-item>
        <text:list-item>
          <text:p text:style-name="P26">Encapsulation vs Abstraction</text:p>
        </text:list-item>
      </text:list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">3.<text:s/></text:span><text:span text:style-name="T28">🧬</text:span><text:span text:style-name="T29"><text:s/>Inheritance</text:span></text:p>
      <text:p text:style-name="Normal"><text:span text:style-name="T30">Acquiring properties and behavior of a parent class into a child class.</text:span></text:p>
      <text:list text:style-name="LFO27" text:continue-numbering="true">
        <text:list-item>
          <text:p text:style-name="P31">Single Inheritance — class Child(Parent)</text:p>
        </text:list-item>
        <text:list-item>
          <text:p text:style-name="P32">Multiple Inheritance</text:p>
        </text:list-item>
        <text:list-item>
          <text:p text:style-name="P33">Multilevel Inheritance</text:p>
        </text:list-item>
        <text:list-item>
          <text:p text:style-name="P34">Hierarchical Inheritance</text:p>
        </text:list-item>
        <text:list-item>
          <text:p text:style-name="P35">Hybrid Inheritance</text:p>
        </text:list-item>
        <text:list-item>
          <text:p text:style-name="P36">super() keyword usage</text:p>
        </text:list-item>
        <text:list-item>
          <text:p text:style-name="P37">Method Resolution Order (MRO) — ClassName.__mro__, super()</text:p>
        </text:list-item>
        <text:list-item>
          <text:p text:style-name="P38">issubclass(), isinstance()</text:p>
        </text:list-item>
        <text:list-item>
          <text:p text:style-name="P39">Constructor chaining with super()</text:p>
        </text:list-item>
        <text:list-item>
          <text:p text:style-name="P40">Diamond Problem handling in Python (MRO)</text:p>
        </text:list-item>
      </text:list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4.<text:s/></text:span><text:span text:style-name="T42">🪄</text:span><text:span text:style-name="T43"><text:s/>Polymorphism</text:span></text:p>
      <text:p text:style-name="Normal"><text:span text:style-name="T44">One interface, many implementations.</text:span></text:p>
      <text:list text:style-name="LFO28" text:continue-numbering="true">
        <text:list-item>
          <text:p text:style-name="P45">Function Polymorphism — built-in functions</text:p>
        </text:list-item>
        <text:list-item>
          <text:p text:style-name="P46">Operator Overloading — __add__, __sub__, etc.</text:p>
        </text:list-item>
        <text:list-item>
          <text:p text:style-name="P47">Method Overloading (through default args)</text:p>
        </text:list-item>
        <text:list-item>
          <text:p text:style-name="P48">Method Overriding</text:p>
        </text:list-item>
        <text:list-item>
          <text:p text:style-name="P49">Duck Typing concept</text:p>
        </text:list-item>
        <text:list-item>
          <text:p text:style-name="P50">Dynamic Typing</text:p>
        </text:list-item>
        <text:list-item>
          <text:p text:style-name="P51">Polymorphism with Inheritance</text:p>
        </text:list-item>
        <text:list-item>
          <text:p text:style-name="P52">Abstract Methods + Polymorphism</text:p>
        </text:list-item>
        <text:list-item>
          <text:p text:style-name="P53">Special Methods (Dunder methods)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">🧠</text:span><text:span text:style-name="T55"><text:s/>Additional Advanced OOP Concepts</text:span></text:p>
      <text:p text:style-name="Normal"><text:span text:style-name="T56">(Not a separate pillar but important for interviews &amp; projects)</text:span></text:p>
      <text:list text:style-name="LFO29" text:continue-numbering="true">
        <text:list-item>
          <text:p text:style-name="P57">Magic / Dunder Methods — __str__, __repr__, __eq__, etc.</text:p>
        </text:list-item>
        <text:list-item>
          <text:p text:style-name="P58">Composition vs Inheritance</text:p>
        </text:list-item>
        <text:list-item>
          <text:p text:style-name="P59">Mixins</text:p>
        </text:list-item>
        <text:list-item>
          <text:p text:style-name="P60">Metaclasses — type, __new__, __init__</text:p>
        </text:list-item>
        <text:list-item>
          <text:p text:style-name="P61">Custom Exceptions (OOP style)</text:p>
        </text:list-item>
        <text:list-item>
          <text:p text:style-name="P62">Operator Overloading Deep Dive</text:p>
        </text:list-item>
        <text:list-item>
          <text:p text:style-name="P63">Singleton Pattern (OOP Design Pattern)</text:p>
        </text:list-item>
        <text:list-item>
          <text:p text:style-name="P64">Class Decorators</text:p>
        </text:list-item>
        <text:list-item>
          <text:p text:style-name="P65">Data Classes — @dataclass</text:p>
        </text:list-item>
        <text:list-item>
          <text:p text:style-name="P66">Enum Class — Enum</text:p>
        </text:list-item>
        <text:list-item>
          <text:p text:style-name="P67">__slots__ for memory optimizatio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Symbol" fo:font-size="10pt" style:font-size-asian="10pt"/>
    </style:style>
    <style:style style:name="WW_CharLFO23LVL3" style:family="text">
      <style:text-properties style:font-name="Symbol" fo:font-size="10pt" style:font-size-asian="10pt"/>
    </style:style>
    <style:style style:name="WW_CharLFO23LVL4" style:family="text">
      <style:text-properties style:font-name="Symbol" fo:font-size="10pt" style:font-size-asian="10pt"/>
    </style:style>
    <style:style style:name="WW_CharLFO23LVL5" style:family="text">
      <style:text-properties style:font-name="Symbol" fo:font-size="10pt" style:font-size-asian="10pt"/>
    </style:style>
    <style:style style:name="WW_CharLFO23LVL6" style:family="text">
      <style:text-properties style:font-name="Symbol" fo:font-size="10pt" style:font-size-asian="10pt"/>
    </style:style>
    <style:style style:name="WW_CharLFO23LVL7" style:family="text">
      <style:text-properties style:font-name="Symbol" fo:font-size="10pt" style:font-size-asian="10pt"/>
    </style:style>
    <style:style style:name="WW_CharLFO23LVL8" style:family="text">
      <style:text-properties style:font-name="Symbol" fo:font-size="10pt" style:font-size-asian="10pt"/>
    </style:style>
    <style:style style:name="WW_CharLFO23LVL9" style:family="text">
      <style:text-properties style:font-name="Symbol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Symbol" fo:font-size="10pt" style:font-size-asian="10pt"/>
    </style:style>
    <style:style style:name="WW_CharLFO24LVL4" style:family="text">
      <style:text-properties style:font-name="Symbol" fo:font-size="10pt" style:font-size-asian="10pt"/>
    </style:style>
    <style:style style:name="WW_CharLFO24LVL5" style:family="text">
      <style:text-properties style:font-name="Symbol" fo:font-size="10pt" style:font-size-asian="10pt"/>
    </style:style>
    <style:style style:name="WW_CharLFO24LVL6" style:family="text">
      <style:text-properties style:font-name="Symbol" fo:font-size="10pt" style:font-size-asian="10pt"/>
    </style:style>
    <style:style style:name="WW_CharLFO24LVL7" style:family="text">
      <style:text-properties style:font-name="Symbol" fo:font-size="10pt" style:font-size-asian="10pt"/>
    </style:style>
    <style:style style:name="WW_CharLFO24LVL8" style:family="text">
      <style:text-properties style:font-name="Symbol" fo:font-size="10pt" style:font-size-asian="10pt"/>
    </style:style>
    <style:style style:name="WW_CharLFO24LVL9" style:family="text">
      <style:text-properties style:font-name="Symbol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shwajeet Jaysingh Gaikwad</meta:initial-creator>
    <dc:creator>Vishwajeet Jaysingh Gaikwad</dc:creator>
    <meta:creation-date>2025-10-14T06:04:00Z</meta:creation-date>
    <dc:date>2025-10-14T06:04:00Z</dc:date>
    <meta:template xlink:href="Normal" xlink:type="simple"/>
    <meta:editing-cycles>2</meta:editing-cycles>
    <meta:editing-duration>PT60S</meta:editing-duration>
    <meta:document-statistic meta:page-count="3" meta:paragraph-count="57" meta:word-count="224" meta:character-count="1903" meta:row-count="108" meta:non-whitespace-character-count="1736"/>
  </office:meta>
</office:document-meta>
</file>